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style:paragraph-properties fo:text-align="start" style:justify-single-word="false"/>
      <style:text-properties fo:font-size="12pt" style:text-underline-style="none" style:font-size-asian="10.5pt" style:font-size-complex="12pt"/>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WOD Hahmotietokanta</text:p>
      <text:p text:style-name="P3"/>
      <text:p text:style-name="P3"/>
      <text:p text:style-name="P2">1) Johdanto</text:p>
      <text:p text:style-name="P3"/>
      <text:p text:style-name="P3">Järjestelmä on tarkoitettu pelinjohtajan avuksi pelatessa New World of Darkness pöytäroolipeliä. Sen avulla pelinjohtajan tulisi saada helposti katsottua hahmojen tietoja pelin aikana joutumatta kysymään niitä pelaajilta tai katsomaan niitä pelaajien hahmopapereista. Tämän tulisi tehdä pelaamista sujuvammaksi ja estää pelaajia saamasta vihjeitä pelistä heiltä kysyttäessä.</text:p>
      <text:p text:style-name="P3"><text:tab/>Tavoitteena olisi, että pelinjohtaja saisi muutamalla klikkauksella löydettyä minkä tahansa haluamansa tiedon (esim. yhden hahmon statit tai kaikkien hahmojen tietyn taidon arvo). Pelinjohtajan tulisi myös saada lisättyä, poistettua ja muokattua kaikkien taulukoiden tietoalkioita.</text:p>
      <text:p text:style-name="P3"><text:tab/>Järjrstelmän ohjelmakoodi on toteutettu Javalla ja tietokanta PostgresSQL:ällä. Serverinä käytetään Apachen Tomcat-serveriä. Täten sovelluksen alustajärjestelmän on tuettava Javaa ja sille on oltava asennettuna Tomcat-serveri. Sovellus vaatii myös PostgresSQL-tukea sen alustajärjestelmältä, vaikka jokin muukin SQL saattaisi myös toimia. Postgresia kuitenkin suositellaan.</text:p>
      <text:p text:style-name="P3"/>
      <text:p text:style-name="P2">2) Yleiskuva<text:span text:style-name="T1"> <text:s text:c="14"/></text:span></text:p>
      <text:p text:style-name="P3"/>
      <text:p text:style-name="P3">Järjestelmä koostuu hahmotaulusta, ominaisuustaulusta, meriittitaulusta, taitotaulusta, kykytaulusta, esinetaulusta ja pelaajataulusta.</text:p>
      <text:p text:style-name="P3"><text:tab/>Järjestelmällä on kaksi eri käyttäjäryhmää: pelaajat ja pelinjohtaja. Pelaajilla on oikeus muuttaa ja katsella vain omien hahmojensa tietoja, sekä katsella muiden kuin hahmotaulun taulujen tietoja. Pelinjohtajalla on oikeudet muuttaa(lisätä, poistaa ja muokata) ja katsella kaikkien taulujen tietoja.</text:p>
      <text:p text:style-name="P3"/>
      <text:p text:style-name="P2">3) Käyttötapaukset</text:p>
      <text:p text:style-name="P3"/>
      <text:p text:style-name="P3">-Mahdollisia toimintoja järjestelmässä on taulujen tiedon poistaminen, lisääminen, muuttaminen ja katselu. </text:p>
      <text:p text:style-name="P3"/>
      <text:p text:style-name="P3">-Pelinjohtajalla on oikeus katsella ja muuttaa kaikkein taulujen tietoja. Pelinjohtajan tulee kyetä tulostamaan tietoa joko yksi tai useampi hahmo kerrallaan. Esim. pelinjohtajan tulisi kyetä tulostamaan jokaisen hahmon tietyn kyvyn arvo, vain yhden hahmon tietyn kyvyn arvo tai hahmon/hahmojen kaikki tiedot. Pelinjohtajan vastuulla on myös kaikkien muiden taulujen ylläpitäminen, jotta pelaajat voivat muokata hahmojaan tarpeidensa mukaan.</text:p>
      <text:p text:style-name="P3"/>
      <text:p text:style-name="P3">-Pelaajilla on oikeudet vain oman hahmonsa tietojen katseluun ja muuttamise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3T20:34:52.83</meta:creation-date>
    <meta:editing-duration>PT30M</meta:editing-duration>
    <meta:editing-cycles>4</meta:editing-cycles>
    <meta:generator>OpenOffice.org/3.4.1$Win32 OpenOffice.org_project/341m1$Build-9593</meta:generator>
    <dc:date>2013-10-10T22:46:23.22</dc:date>
    <meta:document-statistic meta:table-count="0" meta:image-count="0" meta:object-count="0" meta:page-count="1" meta:paragraph-count="12" meta:word-count="250" meta:character-count="2168"/>
  </office:meta>
</office:document-meta>
</file>